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5.16mm"/>
    </style:style>
    <style:style style:name="co3" style:family="table-column">
      <style:table-column-properties fo:break-before="auto" style:column-width="42.76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27.76mm"/>
    </style:style>
    <style:style style:name="co6" style:family="table-column">
      <style:table-column-properties fo:break-before="auto" style:column-width="28.31mm"/>
    </style:style>
    <style:style style:name="co7" style:family="table-column">
      <style:table-column-properties fo:break-before="auto" style:column-width="28.59mm"/>
    </style:style>
    <style:style style:name="co8" style:family="table-column">
      <style:table-column-properties fo:break-before="auto" style:column-width="29.4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 table:print-ranges="Sheet1.O4:Sheet1.O4">
        <office:forms form:automatic-focus="false" form:apply-design-mode="false"/>
        <table:shapes>
          <draw:frame draw:z-index="0" draw:style-name="gr1" draw:text-style-name="P1" svg:width="159.92mm" svg:height="90.04mm" svg:x="360.5mm" svg:y="185.67mm">
            <loext:p draw:notify-on-update-of-ranges="Sheet1.A42:Sheet1.A49 Sheet1.B42:Sheet1.B49 Sheet1.C42:Sheet1.C49 Sheet1.D42:Sheet1.D49 Sheet1.E42:Sheet1.E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4.71mm" svg:y="190.65mm">
            <loext:p draw:notify-on-update-of-ranges="Sheet1.A43:Sheet1.A49 Sheet1.B43:Sheet1.B49 Sheet1.C43:Sheet1.C49 Sheet1.D43:Sheet1.D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快速排序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andard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253486633300781" calcext:value-type="float">
            <text:p>0.0025348663</text:p>
          </table:table-cell>
          <table:table-cell office:value-type="float" office:value="0.00248193740844727" calcext:value-type="float">
            <text:p>0.0024819374</text:p>
          </table:table-cell>
          <table:table-cell office:value-type="float" office:value="0.0025482177734375" calcext:value-type="float">
            <text:p>0.0025482178</text:p>
          </table:table-cell>
          <table:table-cell office:value-type="float" office:value="0.00244379043579102" calcext:value-type="float">
            <text:p>0.0024437904</text:p>
          </table:table-cell>
          <table:table-cell office:value-type="float" office:value="0.00235247611999512" calcext:value-type="float">
            <text:p>0.0023524761</text:p>
          </table:table-cell>
          <table:table-cell office:value-type="float" office:value="0.00246047973632812" calcext:value-type="float">
            <text:p>0.0024604797</text:p>
          </table:table-cell>
          <table:table-cell office:value-type="float" office:value="0.00242257118225098" calcext:value-type="float">
            <text:p>0.0024225712</text:p>
          </table:table-cell>
          <table:table-cell office:value-type="float" office:value="0.00241971015930176" calcext:value-type="float">
            <text:p>0.0024197102</text:p>
          </table:table-cell>
          <table:table-cell office:value-type="float" office:value="0.00235557556152344" calcext:value-type="float">
            <text:p>0.0023555756</text:p>
          </table:table-cell>
          <table:table-cell office:value-type="float" office:value="0.0026555061340332" calcext:value-type="float">
            <text:p>0.0026555061</text:p>
          </table:table-cell>
          <table:table-cell table:formula="of:=AVERAGE([.B2:.K2])" office:value-type="float" office:value="0.00246751308441162" calcext:value-type="float">
            <text:p>0.0024675131</text:p>
          </table:table-cell>
          <table:table-cell table:formula="of:=STDEVP([.B2:.K2])" office:value-type="float" office:value="0.0000879089262995261" calcext:value-type="float">
            <text:p>8.79089262995261E-05</text:p>
          </table:table-cell>
          <table:table-cell table:formula="of:=[.M2]*[.M2]" office:value-type="float" office:value="0.00000000772797932313552" calcext:value-type="float">
            <text:p>7.72797932313552E-0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33703088760376" calcext:value-type="float">
            <text:p>0.0337030888</text:p>
          </table:table-cell>
          <table:table-cell office:value-type="float" office:value="0.0378978252410889" calcext:value-type="float">
            <text:p>0.0378978252</text:p>
          </table:table-cell>
          <table:table-cell office:value-type="float" office:value="0.0341637134552002" calcext:value-type="float">
            <text:p>0.0341637135</text:p>
          </table:table-cell>
          <table:table-cell office:value-type="float" office:value="0.0371360778808594" calcext:value-type="float">
            <text:p>0.0371360779</text:p>
          </table:table-cell>
          <table:table-cell office:value-type="float" office:value="0.0351262092590332" calcext:value-type="float">
            <text:p>0.0351262093</text:p>
          </table:table-cell>
          <table:table-cell office:value-type="float" office:value="0.0356316566467285" calcext:value-type="float">
            <text:p>0.0356316566</text:p>
          </table:table-cell>
          <table:table-cell office:value-type="float" office:value="0.0344219207763672" calcext:value-type="float">
            <text:p>0.0344219208</text:p>
          </table:table-cell>
          <table:table-cell office:value-type="float" office:value="0.0337858200073242" calcext:value-type="float">
            <text:p>0.03378582</text:p>
          </table:table-cell>
          <table:table-cell office:value-type="float" office:value="0.0328707695007324" calcext:value-type="float">
            <text:p>0.0328707695</text:p>
          </table:table-cell>
          <table:table-cell office:value-type="float" office:value="0.0343754291534424" calcext:value-type="float">
            <text:p>0.0343754292</text:p>
          </table:table-cell>
          <table:table-cell table:formula="of:=AVERAGE([.B3:.K3])" office:value-type="float" office:value="0.0349112510681152" calcext:value-type="float">
            <text:p>0.0349112511</text:p>
          </table:table-cell>
          <table:table-cell table:formula="of:=STDEVP([.B3:.K3])" office:value-type="float" office:value="0.00149699194592259" calcext:value-type="float">
            <text:p>0.0014969919</text:p>
          </table:table-cell>
          <table:table-cell table:formula="of:=[.M3]*[.M3]" office:value-type="float" office:value="0.0000022409848861571" calcext:value-type="float">
            <text:p>0.00000224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194505929946899" calcext:value-type="float">
            <text:p>0.1945059299</text:p>
          </table:table-cell>
          <table:table-cell office:value-type="float" office:value="0.191456079483032" calcext:value-type="float">
            <text:p>0.1914560795</text:p>
          </table:table-cell>
          <table:table-cell office:value-type="float" office:value="0.191569089889526" calcext:value-type="float">
            <text:p>0.1915690899</text:p>
          </table:table-cell>
          <table:table-cell office:value-type="float" office:value="0.193925619125366" calcext:value-type="float">
            <text:p>0.1939256191</text:p>
          </table:table-cell>
          <table:table-cell office:value-type="float" office:value="0.20428729057312" calcext:value-type="float">
            <text:p>0.2042872906</text:p>
          </table:table-cell>
          <table:table-cell office:value-type="float" office:value="0.200454711914062" calcext:value-type="float">
            <text:p>0.2004547119</text:p>
          </table:table-cell>
          <table:table-cell office:value-type="float" office:value="0.198756456375122" calcext:value-type="float">
            <text:p>0.1987564564</text:p>
          </table:table-cell>
          <table:table-cell office:value-type="float" office:value="0.196225881576538" calcext:value-type="float">
            <text:p>0.1962258816</text:p>
          </table:table-cell>
          <table:table-cell office:value-type="float" office:value="0.211927890777588" calcext:value-type="float">
            <text:p>0.2119278908</text:p>
          </table:table-cell>
          <table:table-cell office:value-type="float" office:value="0.196124315261841" calcext:value-type="float">
            <text:p>0.1961243153</text:p>
          </table:table-cell>
          <table:table-cell table:formula="of:=AVERAGE([.B4:.K4])" office:value-type="float" office:value="0.19792332649231" calcext:value-type="float">
            <text:p>0.1979233265</text:p>
          </table:table-cell>
          <table:table-cell table:formula="of:=STDEVP([.B4:.K4])" office:value-type="float" office:value="0.0059975787437125" calcext:value-type="float">
            <text:p>0.0059975787</text:p>
          </table:table-cell>
          <table:table-cell table:formula="of:=[.M4]*[.M4]" office:value-type="float" office:value="0.000035970950787032" calcext:value-type="float">
            <text:p>0.00003597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419226169586182" calcext:value-type="float">
            <text:p>0.4192261696</text:p>
          </table:table-cell>
          <table:table-cell office:value-type="float" office:value="0.426786422729492" calcext:value-type="float">
            <text:p>0.4267864227</text:p>
          </table:table-cell>
          <table:table-cell office:value-type="float" office:value="0.422552585601807" calcext:value-type="float">
            <text:p>0.4225525856</text:p>
          </table:table-cell>
          <table:table-cell office:value-type="float" office:value="0.419459342956543" calcext:value-type="float">
            <text:p>0.419459343</text:p>
          </table:table-cell>
          <table:table-cell office:value-type="float" office:value="0.417495012283325" calcext:value-type="float">
            <text:p>0.4174950123</text:p>
          </table:table-cell>
          <table:table-cell office:value-type="float" office:value="0.417665004730225" calcext:value-type="float">
            <text:p>0.4176650047</text:p>
          </table:table-cell>
          <table:table-cell office:value-type="float" office:value="0.451963424682617" calcext:value-type="float">
            <text:p>0.4519634247</text:p>
          </table:table-cell>
          <table:table-cell office:value-type="float" office:value="0.427155017852783" calcext:value-type="float">
            <text:p>0.4271550179</text:p>
          </table:table-cell>
          <table:table-cell office:value-type="float" office:value="0.424753665924072" calcext:value-type="float">
            <text:p>0.4247536659</text:p>
          </table:table-cell>
          <table:table-cell office:value-type="float" office:value="0.441804170608521" calcext:value-type="float">
            <text:p>0.4418041706</text:p>
          </table:table-cell>
          <table:table-cell table:formula="of:=AVERAGE([.B5:.K5])" office:value-type="float" office:value="0.426886081695557" calcext:value-type="float">
            <text:p>0.4268860817</text:p>
          </table:table-cell>
          <table:table-cell table:formula="of:=STDEVP([.B5:.K5])" office:value-type="float" office:value="0.0107790644260799" calcext:value-type="float">
            <text:p>0.0107790644</text:p>
          </table:table-cell>
          <table:table-cell table:formula="of:=[.M5]*[.M5]" office:value-type="float" office:value="0.000116188229901582" calcext:value-type="float">
            <text:p>0.000116188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897385120391846" calcext:value-type="float">
            <text:p>0.8973851204</text:p>
          </table:table-cell>
          <table:table-cell office:value-type="float" office:value="0.910110235214233" calcext:value-type="float">
            <text:p>0.9101102352</text:p>
          </table:table-cell>
          <table:table-cell office:value-type="float" office:value="0.943367958068848" calcext:value-type="float">
            <text:p>0.9433679581</text:p>
          </table:table-cell>
          <table:table-cell office:value-type="float" office:value="0.911823749542236" calcext:value-type="float">
            <text:p>0.9118237495</text:p>
          </table:table-cell>
          <table:table-cell office:value-type="float" office:value="0.897094011306763" calcext:value-type="float">
            <text:p>0.8970940113</text:p>
          </table:table-cell>
          <table:table-cell office:value-type="float" office:value="0.917906761169434" calcext:value-type="float">
            <text:p>0.9179067612</text:p>
          </table:table-cell>
          <table:table-cell office:value-type="float" office:value="0.935409069061279" calcext:value-type="float">
            <text:p>0.9354090691</text:p>
          </table:table-cell>
          <table:table-cell office:value-type="float" office:value="0.967741250991821" calcext:value-type="float">
            <text:p>0.967741251</text:p>
          </table:table-cell>
          <table:table-cell office:value-type="float" office:value="0.994967937469482" calcext:value-type="float">
            <text:p>0.9949679375</text:p>
          </table:table-cell>
          <table:table-cell office:value-type="float" office:value="0.892413139343262" calcext:value-type="float">
            <text:p>0.8924131393</text:p>
          </table:table-cell>
          <table:table-cell table:formula="of:=AVERAGE([.B6:.K6])" office:value-type="float" office:value="0.92682192325592" calcext:value-type="float">
            <text:p>0.9268219233</text:p>
          </table:table-cell>
          <table:table-cell table:formula="of:=STDEVP([.B6:.K6])" office:value-type="float" office:value="0.031911949714341" calcext:value-type="float">
            <text:p>0.0319119497</text:p>
          </table:table-cell>
          <table:table-cell table:formula="of:=[.M6]*[.M6]" office:value-type="float" office:value="0.00101837253457063" calcext:value-type="float">
            <text:p>0.0010183725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.56747031211853" calcext:value-type="float">
            <text:p>2.5674703121</text:p>
          </table:table-cell>
          <table:table-cell office:value-type="float" office:value="2.57291603088379" calcext:value-type="float">
            <text:p>2.5729160309</text:p>
          </table:table-cell>
          <table:table-cell office:value-type="float" office:value="2.51853656768799" calcext:value-type="float">
            <text:p>2.5185365677</text:p>
          </table:table-cell>
          <table:table-cell office:value-type="float" office:value="2.59608864784241" calcext:value-type="float">
            <text:p>2.5960886478</text:p>
          </table:table-cell>
          <table:table-cell office:value-type="float" office:value="2.63375806808472" calcext:value-type="float">
            <text:p>2.6337580681</text:p>
          </table:table-cell>
          <table:table-cell office:value-type="float" office:value="2.54820442199707" calcext:value-type="float">
            <text:p>2.548204422</text:p>
          </table:table-cell>
          <table:table-cell office:value-type="float" office:value="2.60359859466553" calcext:value-type="float">
            <text:p>2.6035985947</text:p>
          </table:table-cell>
          <table:table-cell office:value-type="float" office:value="2.54821753501892" calcext:value-type="float">
            <text:p>2.548217535</text:p>
          </table:table-cell>
          <table:table-cell office:value-type="float" office:value="2.56851100921631" calcext:value-type="float">
            <text:p>2.5685110092</text:p>
          </table:table-cell>
          <table:table-cell office:value-type="float" office:value="2.72946667671204" calcext:value-type="float">
            <text:p>2.7294666767</text:p>
          </table:table-cell>
          <table:table-cell table:formula="of:=AVERAGE([.B7:.K7])" office:value-type="float" office:value="2.58867678642273" calcext:value-type="float">
            <text:p>2.5886767864</text:p>
          </table:table-cell>
          <table:table-cell table:formula="of:=STDEVP([.B7:.K7])" office:value-type="float" office:value="0.0560634456159546" calcext:value-type="float">
            <text:p>0.0560634456</text:p>
          </table:table-cell>
          <table:table-cell table:formula="of:=[.M7]*[.M7]" office:value-type="float" office:value="0.0031431099343331" calcext:value-type="float">
            <text:p>0.003143109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5.38306713104248" calcext:value-type="float">
            <text:p>5.383067131</text:p>
          </table:table-cell>
          <table:table-cell office:value-type="float" office:value="5.65514039993286" calcext:value-type="float">
            <text:p>5.6551403999</text:p>
          </table:table-cell>
          <table:table-cell office:value-type="float" office:value="5.72469806671143" calcext:value-type="float">
            <text:p>5.7246980667</text:p>
          </table:table-cell>
          <table:table-cell office:value-type="float" office:value="5.50450778007507" calcext:value-type="float">
            <text:p>5.5045077801</text:p>
          </table:table-cell>
          <table:table-cell office:value-type="float" office:value="5.98259425163269" calcext:value-type="float">
            <text:p>5.9825942516</text:p>
          </table:table-cell>
          <table:table-cell office:value-type="float" office:value="5.72799515724182" calcext:value-type="float">
            <text:p>5.7279951572</text:p>
          </table:table-cell>
          <table:table-cell office:value-type="float" office:value="5.75667262077332" calcext:value-type="float">
            <text:p>5.7566726208</text:p>
          </table:table-cell>
          <table:table-cell office:value-type="float" office:value="5.82500457763672" calcext:value-type="float">
            <text:p>5.8250045776</text:p>
          </table:table-cell>
          <table:table-cell office:value-type="float" office:value="5.49711060523987" calcext:value-type="float">
            <text:p>5.4971106052</text:p>
          </table:table-cell>
          <table:table-cell office:value-type="float" office:value="5.7388596534729" calcext:value-type="float">
            <text:p>5.7388596535</text:p>
          </table:table-cell>
          <table:table-cell table:formula="of:=AVERAGE([.B8:.K8])" office:value-type="float" office:value="5.67956502437592" calcext:value-type="float">
            <text:p>5.6795650244</text:p>
          </table:table-cell>
          <table:table-cell table:formula="of:=STDEVP([.B8:.K8])" office:value-type="float" office:value="0.167112386387475" calcext:value-type="float">
            <text:p>0.1671123864</text:p>
          </table:table-cell>
          <table:table-cell table:formula="of:=[.M8]*[.M8]" office:value-type="float" office:value="0.0279265496841168" calcext:value-type="float">
            <text:p>0.0279265497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堆排序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272965431213379" calcext:value-type="float">
            <text:p>0.0027296543</text:p>
          </table:table-cell>
          <table:table-cell office:value-type="float" office:value="0.00278496742248535" calcext:value-type="float">
            <text:p>0.0027849674</text:p>
          </table:table-cell>
          <table:table-cell office:value-type="float" office:value="0.00264525413513184" calcext:value-type="float">
            <text:p>0.0026452541</text:p>
          </table:table-cell>
          <table:table-cell office:value-type="float" office:value="0.00269246101379395" calcext:value-type="float">
            <text:p>0.002692461</text:p>
          </table:table-cell>
          <table:table-cell office:value-type="float" office:value="0.00376176834106445" calcext:value-type="float">
            <text:p>0.0037617683</text:p>
          </table:table-cell>
          <table:table-cell office:value-type="float" office:value="0.00267195701599121" calcext:value-type="float">
            <text:p>0.002671957</text:p>
          </table:table-cell>
          <table:table-cell office:value-type="float" office:value="0.00264716148376465" calcext:value-type="float">
            <text:p>0.0026471615</text:p>
          </table:table-cell>
          <table:table-cell office:value-type="float" office:value="0.00262784957885742" calcext:value-type="float">
            <text:p>0.0026278496</text:p>
          </table:table-cell>
          <table:table-cell office:value-type="float" office:value="0.00265216827392578" calcext:value-type="float">
            <text:p>0.0026521683</text:p>
          </table:table-cell>
          <table:table-cell office:value-type="float" office:value="0.00272130966186523" calcext:value-type="float">
            <text:p>0.0027213097</text:p>
          </table:table-cell>
          <table:table-cell table:formula="of:=AVERAGE([.B13:.K13])" office:value-type="float" office:value="0.00279345512390137" calcext:value-type="float">
            <text:p>0.0027934551</text:p>
          </table:table-cell>
          <table:table-cell table:formula="of:=STDEVP([.B13:.K13])" office:value-type="float" office:value="0.000325989596785978" calcext:value-type="float">
            <text:p>0.0003259896</text:p>
          </table:table-cell>
          <table:table-cell table:formula="of:=[.M13]*[.M13]" office:value-type="float" office:value="0.000000106269217212684" calcext:value-type="float">
            <text:p>1.06269217212684E-0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39320707321167" calcext:value-type="float">
            <text:p>0.0393207073</text:p>
          </table:table-cell>
          <table:table-cell office:value-type="float" office:value="0.0402531623840332" calcext:value-type="float">
            <text:p>0.0402531624</text:p>
          </table:table-cell>
          <table:table-cell office:value-type="float" office:value="0.0399336814880371" calcext:value-type="float">
            <text:p>0.0399336815</text:p>
          </table:table-cell>
          <table:table-cell office:value-type="float" office:value="0.0397312641143799" calcext:value-type="float">
            <text:p>0.0397312641</text:p>
          </table:table-cell>
          <table:table-cell office:value-type="float" office:value="0.0406036376953125" calcext:value-type="float">
            <text:p>0.0406036377</text:p>
          </table:table-cell>
          <table:table-cell office:value-type="float" office:value="0.0394113063812256" calcext:value-type="float">
            <text:p>0.0394113064</text:p>
          </table:table-cell>
          <table:table-cell office:value-type="float" office:value="0.0427207946777344" calcext:value-type="float">
            <text:p>0.0427207947</text:p>
          </table:table-cell>
          <table:table-cell office:value-type="float" office:value="0.0402088165283203" calcext:value-type="float">
            <text:p>0.0402088165</text:p>
          </table:table-cell>
          <table:table-cell office:value-type="float" office:value="0.040630578994751" calcext:value-type="float">
            <text:p>0.040630579</text:p>
          </table:table-cell>
          <table:table-cell office:value-type="float" office:value="0.0416197776794434" calcext:value-type="float">
            <text:p>0.0416197777</text:p>
          </table:table-cell>
          <table:table-cell table:formula="of:=AVERAGE([.B14:.K14])" office:value-type="float" office:value="0.0404433727264404" calcext:value-type="float">
            <text:p>0.0404433727</text:p>
          </table:table-cell>
          <table:table-cell table:formula="of:=STDEVP([.B14:.K14])" office:value-type="float" office:value="0.00099070325407065" calcext:value-type="float">
            <text:p>0.0009907033</text:p>
          </table:table-cell>
          <table:table-cell table:formula="of:=[.M14]*[.M14]" office:value-type="float" office:value="0.000000981492937626175" calcext:value-type="float">
            <text:p>9.81492937626175E-0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254916667938232" calcext:value-type="float">
            <text:p>0.2549166679</text:p>
          </table:table-cell>
          <table:table-cell office:value-type="float" office:value="0.251777172088623" calcext:value-type="float">
            <text:p>0.2517771721</text:p>
          </table:table-cell>
          <table:table-cell office:value-type="float" office:value="0.253015518188477" calcext:value-type="float">
            <text:p>0.2530155182</text:p>
          </table:table-cell>
          <table:table-cell office:value-type="float" office:value="0.252644062042236" calcext:value-type="float">
            <text:p>0.252644062</text:p>
          </table:table-cell>
          <table:table-cell office:value-type="float" office:value="0.255280017852783" calcext:value-type="float">
            <text:p>0.2552800179</text:p>
          </table:table-cell>
          <table:table-cell office:value-type="float" office:value="0.258277893066406" calcext:value-type="float">
            <text:p>0.2582778931</text:p>
          </table:table-cell>
          <table:table-cell office:value-type="float" office:value="0.260411977767944" calcext:value-type="float">
            <text:p>0.2604119778</text:p>
          </table:table-cell>
          <table:table-cell office:value-type="float" office:value="0.251238346099854" calcext:value-type="float">
            <text:p>0.2512383461</text:p>
          </table:table-cell>
          <table:table-cell office:value-type="float" office:value="0.25367546081543" calcext:value-type="float">
            <text:p>0.2536754608</text:p>
          </table:table-cell>
          <table:table-cell office:value-type="float" office:value="0.254053115844727" calcext:value-type="float">
            <text:p>0.2540531158</text:p>
          </table:table-cell>
          <table:table-cell table:formula="of:=AVERAGE([.B15:.K15])" office:value-type="float" office:value="0.254529023170471" calcext:value-type="float">
            <text:p>0.2545290232</text:p>
          </table:table-cell>
          <table:table-cell table:formula="of:=STDEVP([.B15:.K15])" office:value-type="float" office:value="0.00273088839012675" calcext:value-type="float">
            <text:p>0.0027308884</text:p>
          </table:table-cell>
          <table:table-cell table:formula="of:=[.M15]*[.M15]" office:value-type="float" office:value="0.00000745775139932907" calcext:value-type="float">
            <text:p>7.45775139932907E-0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578479051589966" calcext:value-type="float">
            <text:p>0.5784790516</text:p>
          </table:table-cell>
          <table:table-cell office:value-type="float" office:value="0.574938058853149" calcext:value-type="float">
            <text:p>0.5749380589</text:p>
          </table:table-cell>
          <table:table-cell office:value-type="float" office:value="0.565229892730713" calcext:value-type="float">
            <text:p>0.5652298927</text:p>
          </table:table-cell>
          <table:table-cell office:value-type="float" office:value="0.583799362182617" calcext:value-type="float">
            <text:p>0.5837993622</text:p>
          </table:table-cell>
          <table:table-cell office:value-type="float" office:value="0.569992780685425" calcext:value-type="float">
            <text:p>0.5699927807</text:p>
          </table:table-cell>
          <table:table-cell office:value-type="float" office:value="0.600053071975708" calcext:value-type="float">
            <text:p>0.600053072</text:p>
          </table:table-cell>
          <table:table-cell office:value-type="float" office:value="0.587488412857056" calcext:value-type="float">
            <text:p>0.5874884129</text:p>
          </table:table-cell>
          <table:table-cell office:value-type="float" office:value="0.562149047851563" calcext:value-type="float">
            <text:p>0.5621490479</text:p>
          </table:table-cell>
          <table:table-cell office:value-type="float" office:value="0.565781116485596" calcext:value-type="float">
            <text:p>0.5657811165</text:p>
          </table:table-cell>
          <table:table-cell office:value-type="float" office:value="0.605767726898193" calcext:value-type="float">
            <text:p>0.6057677269</text:p>
          </table:table-cell>
          <table:table-cell table:formula="of:=AVERAGE([.B16:.K16])" office:value-type="float" office:value="0.579367852210998" calcext:value-type="float">
            <text:p>0.5793678522</text:p>
          </table:table-cell>
          <table:table-cell table:formula="of:=STDEVP([.B16:.K16])" office:value-type="float" office:value="0.0141410289491333" calcext:value-type="float">
            <text:p>0.0141410289</text:p>
          </table:table-cell>
          <table:table-cell table:formula="of:=[.M16]*[.M16]" office:value-type="float" office:value="0.000199968699740225" calcext:value-type="float">
            <text:p>0.000199968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.28279995918274" calcext:value-type="float">
            <text:p>1.2827999592</text:p>
          </table:table-cell>
          <table:table-cell office:value-type="float" office:value="1.28565359115601" calcext:value-type="float">
            <text:p>1.2856535912</text:p>
          </table:table-cell>
          <table:table-cell office:value-type="float" office:value="1.26026272773743" calcext:value-type="float">
            <text:p>1.2602627277</text:p>
          </table:table-cell>
          <table:table-cell office:value-type="float" office:value="1.29349493980408" calcext:value-type="float">
            <text:p>1.2934949398</text:p>
          </table:table-cell>
          <table:table-cell office:value-type="float" office:value="1.27839708328247" calcext:value-type="float">
            <text:p>1.2783970833</text:p>
          </table:table-cell>
          <table:table-cell office:value-type="float" office:value="1.31894707679749" calcext:value-type="float">
            <text:p>1.3189470768</text:p>
          </table:table-cell>
          <table:table-cell office:value-type="float" office:value="1.29710698127747" calcext:value-type="float">
            <text:p>1.2971069813</text:p>
          </table:table-cell>
          <table:table-cell office:value-type="float" office:value="1.31857419013977" calcext:value-type="float">
            <text:p>1.3185741901</text:p>
          </table:table-cell>
          <table:table-cell office:value-type="float" office:value="1.27027273178101" calcext:value-type="float">
            <text:p>1.2702727318</text:p>
          </table:table-cell>
          <table:table-cell office:value-type="float" office:value="1.2958927154541" calcext:value-type="float">
            <text:p>1.2958927155</text:p>
          </table:table-cell>
          <table:table-cell table:formula="of:=AVERAGE([.B17:.K17])" office:value-type="float" office:value="1.29014019966126" calcext:value-type="float">
            <text:p>1.2901401997</text:p>
          </table:table-cell>
          <table:table-cell table:formula="of:=STDEVP([.B17:.K17])" office:value-type="float" office:value="0.0179735887549324" calcext:value-type="float">
            <text:p>0.0179735888</text:p>
          </table:table-cell>
          <table:table-cell table:formula="of:=[.M17]*[.M17]" office:value-type="float" office:value="0.000323049892731433" calcext:value-type="float">
            <text:p>0.0003230499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3.65707111358643" calcext:value-type="float">
            <text:p>3.6570711136</text:p>
          </table:table-cell>
          <table:table-cell office:value-type="float" office:value="3.64617681503296" calcext:value-type="float">
            <text:p>3.646176815</text:p>
          </table:table-cell>
          <table:table-cell office:value-type="float" office:value="3.65258693695068" calcext:value-type="float">
            <text:p>3.652586937</text:p>
          </table:table-cell>
          <table:table-cell office:value-type="float" office:value="3.68433833122253" calcext:value-type="float">
            <text:p>3.6843383312</text:p>
          </table:table-cell>
          <table:table-cell office:value-type="float" office:value="3.62383985519409" calcext:value-type="float">
            <text:p>3.6238398552</text:p>
          </table:table-cell>
          <table:table-cell office:value-type="float" office:value="3.89410495758057" calcext:value-type="float">
            <text:p>3.8941049576</text:p>
          </table:table-cell>
          <table:table-cell office:value-type="float" office:value="3.70889067649841" calcext:value-type="float">
            <text:p>3.7088906765</text:p>
          </table:table-cell>
          <table:table-cell office:value-type="float" office:value="3.63642072677612" calcext:value-type="float">
            <text:p>3.6364207268</text:p>
          </table:table-cell>
          <table:table-cell office:value-type="float" office:value="3.73053169250488" calcext:value-type="float">
            <text:p>3.7305316925</text:p>
          </table:table-cell>
          <table:table-cell office:value-type="float" office:value="3.76696348190308" calcext:value-type="float">
            <text:p>3.7669634819</text:p>
          </table:table-cell>
          <table:table-cell table:formula="of:=AVERAGE([.B18:.K18])" office:value-type="float" office:value="3.70009245872498" calcext:value-type="float">
            <text:p>3.7000924587</text:p>
          </table:table-cell>
          <table:table-cell table:formula="of:=STDEVP([.B18:.K18])" office:value-type="float" office:value="0.0776194485560441" calcext:value-type="float">
            <text:p>0.0776194486</text:p>
          </table:table-cell>
          <table:table-cell table:formula="of:=[.M18]*[.M18]" office:value-type="float" office:value="0.00602477879414437" calcext:value-type="float">
            <text:p>0.006024778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.95266437530518" calcext:value-type="float">
            <text:p>7.9526643753</text:p>
          </table:table-cell>
          <table:table-cell office:value-type="float" office:value="7.99217915534973" calcext:value-type="float">
            <text:p>7.9921791553</text:p>
          </table:table-cell>
          <table:table-cell office:value-type="float" office:value="8.06426930427551" calcext:value-type="float">
            <text:p>8.0642693043</text:p>
          </table:table-cell>
          <table:table-cell office:value-type="float" office:value="8.10038208961487" calcext:value-type="float">
            <text:p>8.1003820896</text:p>
          </table:table-cell>
          <table:table-cell office:value-type="float" office:value="8.16189169883728" calcext:value-type="float">
            <text:p>8.1618916988</text:p>
          </table:table-cell>
          <table:table-cell office:value-type="float" office:value="8.31063032150269" calcext:value-type="float">
            <text:p>8.3106303215</text:p>
          </table:table-cell>
          <table:table-cell office:value-type="float" office:value="8.38130593299866" calcext:value-type="float">
            <text:p>8.381305933</text:p>
          </table:table-cell>
          <table:table-cell office:value-type="float" office:value="8.11655831336975" calcext:value-type="float">
            <text:p>8.1165583134</text:p>
          </table:table-cell>
          <table:table-cell office:value-type="float" office:value="8.21410012245178" calcext:value-type="float">
            <text:p>8.2141001225</text:p>
          </table:table-cell>
          <table:table-cell office:value-type="float" office:value="8.30784463882446" calcext:value-type="float">
            <text:p>8.3078446388</text:p>
          </table:table-cell>
          <table:table-cell table:formula="of:=AVERAGE([.B19:.K19])" office:value-type="float" office:value="8.16018259525299" calcext:value-type="float">
            <text:p>8.1601825953</text:p>
          </table:table-cell>
          <table:table-cell table:formula="of:=STDEVP([.B19:.K19])" office:value-type="float" office:value="0.134985797021634" calcext:value-type="float">
            <text:p>0.134985797</text:p>
          </table:table-cell>
          <table:table-cell table:formula="of:=[.M19]*[.M19]" office:value-type="float" office:value="0.0182211653975656" calcext:value-type="float">
            <text:p>0.0182211654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归并排序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412344932556152" calcext:value-type="float">
            <text:p>0.0041234493</text:p>
          </table:table-cell>
          <table:table-cell office:value-type="float" office:value="0.00401020050048828" calcext:value-type="float">
            <text:p>0.0040102005</text:p>
          </table:table-cell>
          <table:table-cell office:value-type="float" office:value="0.00392460823059082" calcext:value-type="float">
            <text:p>0.0039246082</text:p>
          </table:table-cell>
          <table:table-cell office:value-type="float" office:value="0.00376725196838379" calcext:value-type="float">
            <text:p>0.003767252</text:p>
          </table:table-cell>
          <table:table-cell office:value-type="float" office:value="0.00385499000549316" calcext:value-type="float">
            <text:p>0.00385499</text:p>
          </table:table-cell>
          <table:table-cell office:value-type="float" office:value="0.00385904312133789" calcext:value-type="float">
            <text:p>0.0038590431</text:p>
          </table:table-cell>
          <table:table-cell office:value-type="float" office:value="0.00390076637268066" calcext:value-type="float">
            <text:p>0.0039007664</text:p>
          </table:table-cell>
          <table:table-cell office:value-type="float" office:value="0.00370907783508301" calcext:value-type="float">
            <text:p>0.0037090778</text:p>
          </table:table-cell>
          <table:table-cell office:value-type="float" office:value="0.00385355949401855" calcext:value-type="float">
            <text:p>0.0038535595</text:p>
          </table:table-cell>
          <table:table-cell office:value-type="float" office:value="0.00390815734863281" calcext:value-type="float">
            <text:p>0.0039081573</text:p>
          </table:table-cell>
          <table:table-cell table:formula="of:=AVERAGE([.B24:.K24])" office:value-type="float" office:value="0.00389111042022705" calcext:value-type="float">
            <text:p>0.0038911104</text:p>
          </table:table-cell>
          <table:table-cell table:formula="of:=STDEVP([.B24:.K24])" office:value-type="float" office:value="0.000110403622612039" calcext:value-type="float">
            <text:p>0.0001104036</text:p>
          </table:table-cell>
          <table:table-cell table:formula="of:=[.M24]*[.M24]" office:value-type="float" office:value="0.0000000121889598858615" calcext:value-type="float">
            <text:p>1.21889598858615E-0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546472072601318" calcext:value-type="float">
            <text:p>0.0546472073</text:p>
          </table:table-cell>
          <table:table-cell office:value-type="float" office:value="0.0536181926727295" calcext:value-type="float">
            <text:p>0.0536181927</text:p>
          </table:table-cell>
          <table:table-cell office:value-type="float" office:value="0.0523972511291504" calcext:value-type="float">
            <text:p>0.0523972511</text:p>
          </table:table-cell>
          <table:table-cell office:value-type="float" office:value="0.0511274337768555" calcext:value-type="float">
            <text:p>0.0511274338</text:p>
          </table:table-cell>
          <table:table-cell office:value-type="float" office:value="0.0522611141204834" calcext:value-type="float">
            <text:p>0.0522611141</text:p>
          </table:table-cell>
          <table:table-cell office:value-type="float" office:value="0.0516393184661865" calcext:value-type="float">
            <text:p>0.0516393185</text:p>
          </table:table-cell>
          <table:table-cell office:value-type="float" office:value="0.0532915592193604" calcext:value-type="float">
            <text:p>0.0532915592</text:p>
          </table:table-cell>
          <table:table-cell office:value-type="float" office:value="0.051189661026001" calcext:value-type="float">
            <text:p>0.051189661</text:p>
          </table:table-cell>
          <table:table-cell office:value-type="float" office:value="0.0527956485748291" calcext:value-type="float">
            <text:p>0.0527956486</text:p>
          </table:table-cell>
          <table:table-cell office:value-type="float" office:value="0.0538253784179688" calcext:value-type="float">
            <text:p>0.0538253784</text:p>
          </table:table-cell>
          <table:table-cell table:formula="of:=AVERAGE([.B25:.K25])" office:value-type="float" office:value="0.0526792764663696" calcext:value-type="float">
            <text:p>0.0526792765</text:p>
          </table:table-cell>
          <table:table-cell table:formula="of:=STDEVP([.B25:.K25])" office:value-type="float" office:value="0.00111442263733191" calcext:value-type="float">
            <text:p>0.0011144226</text:p>
          </table:table-cell>
          <table:table-cell table:formula="of:=[.M25]*[.M25]" office:value-type="float" office:value="0.0000012419378145978" calcext:value-type="float">
            <text:p>1.2419378145978E-0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312012434005737" calcext:value-type="float">
            <text:p>0.312012434</text:p>
          </table:table-cell>
          <table:table-cell office:value-type="float" office:value="0.308130502700806" calcext:value-type="float">
            <text:p>0.3081305027</text:p>
          </table:table-cell>
          <table:table-cell office:value-type="float" office:value="0.298692941665649" calcext:value-type="float">
            <text:p>0.2986929417</text:p>
          </table:table-cell>
          <table:table-cell office:value-type="float" office:value="0.296837329864502" calcext:value-type="float">
            <text:p>0.2968373299</text:p>
          </table:table-cell>
          <table:table-cell office:value-type="float" office:value="0.297003507614136" calcext:value-type="float">
            <text:p>0.2970035076</text:p>
          </table:table-cell>
          <table:table-cell office:value-type="float" office:value="0.292273283004761" calcext:value-type="float">
            <text:p>0.292273283</text:p>
          </table:table-cell>
          <table:table-cell office:value-type="float" office:value="0.301366329193115" calcext:value-type="float">
            <text:p>0.3013663292</text:p>
          </table:table-cell>
          <table:table-cell office:value-type="float" office:value="0.293996810913086" calcext:value-type="float">
            <text:p>0.2939968109</text:p>
          </table:table-cell>
          <table:table-cell office:value-type="float" office:value="0.305223226547241" calcext:value-type="float">
            <text:p>0.3052232265</text:p>
          </table:table-cell>
          <table:table-cell office:value-type="float" office:value="0.308043718338013" calcext:value-type="float">
            <text:p>0.3080437183</text:p>
          </table:table-cell>
          <table:table-cell table:formula="of:=AVERAGE([.B26:.K26])" office:value-type="float" office:value="0.301358008384705" calcext:value-type="float">
            <text:p>0.3013580084</text:p>
          </table:table-cell>
          <table:table-cell table:formula="of:=STDEVP([.B26:.K26])" office:value-type="float" office:value="0.00634225841590706" calcext:value-type="float">
            <text:p>0.0063422584</text:p>
          </table:table-cell>
          <table:table-cell table:formula="of:=[.M26]*[.M26]" office:value-type="float" office:value="0.0000402242418141439" calcext:value-type="float">
            <text:p>4.02242418141439E-0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67235279083252" calcext:value-type="float">
            <text:p>0.6723527908</text:p>
          </table:table-cell>
          <table:table-cell office:value-type="float" office:value="0.66255259513855" calcext:value-type="float">
            <text:p>0.6625525951</text:p>
          </table:table-cell>
          <table:table-cell office:value-type="float" office:value="0.645416498184204" calcext:value-type="float">
            <text:p>0.6454164982</text:p>
          </table:table-cell>
          <table:table-cell office:value-type="float" office:value="0.643791198730469" calcext:value-type="float">
            <text:p>0.6437911987</text:p>
          </table:table-cell>
          <table:table-cell office:value-type="float" office:value="0.63944411277771" calcext:value-type="float">
            <text:p>0.6394441128</text:p>
          </table:table-cell>
          <table:table-cell office:value-type="float" office:value="0.624427795410156" calcext:value-type="float">
            <text:p>0.6244277954</text:p>
          </table:table-cell>
          <table:table-cell office:value-type="float" office:value="0.646966695785522" calcext:value-type="float">
            <text:p>0.6469666958</text:p>
          </table:table-cell>
          <table:table-cell office:value-type="float" office:value="0.636147975921631" calcext:value-type="float">
            <text:p>0.6361479759</text:p>
          </table:table-cell>
          <table:table-cell office:value-type="float" office:value="0.645650625228882" calcext:value-type="float">
            <text:p>0.6456506252</text:p>
          </table:table-cell>
          <table:table-cell office:value-type="float" office:value="0.662206172943115" calcext:value-type="float">
            <text:p>0.6622061729</text:p>
          </table:table-cell>
          <table:table-cell table:formula="of:=AVERAGE([.B27:.K27])" office:value-type="float" office:value="0.647895646095276" calcext:value-type="float">
            <text:p>0.6478956461</text:p>
          </table:table-cell>
          <table:table-cell table:formula="of:=STDEVP([.B27:.K27])" office:value-type="float" office:value="0.0134418792519055" calcext:value-type="float">
            <text:p>0.0134418793</text:p>
          </table:table-cell>
          <table:table-cell table:formula="of:=[.M27]*[.M27]" office:value-type="float" office:value="0.000180684117822807" calcext:value-type="float">
            <text:p>0.000180684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.45459151268005" calcext:value-type="float">
            <text:p>1.4545915127</text:p>
          </table:table-cell>
          <table:table-cell office:value-type="float" office:value="1.43366122245789" calcext:value-type="float">
            <text:p>1.4336612225</text:p>
          </table:table-cell>
          <table:table-cell office:value-type="float" office:value="1.39038586616516" calcext:value-type="float">
            <text:p>1.3903858662</text:p>
          </table:table-cell>
          <table:table-cell office:value-type="float" office:value="1.37663245201111" calcext:value-type="float">
            <text:p>1.376632452</text:p>
          </table:table-cell>
          <table:table-cell office:value-type="float" office:value="1.36773657798767" calcext:value-type="float">
            <text:p>1.367736578</text:p>
          </table:table-cell>
          <table:table-cell office:value-type="float" office:value="1.33999371528625" calcext:value-type="float">
            <text:p>1.3399937153</text:p>
          </table:table-cell>
          <table:table-cell office:value-type="float" office:value="1.39494276046753" calcext:value-type="float">
            <text:p>1.3949427605</text:p>
          </table:table-cell>
          <table:table-cell office:value-type="float" office:value="1.36747884750366" calcext:value-type="float">
            <text:p>1.3674788475</text:p>
          </table:table-cell>
          <table:table-cell office:value-type="float" office:value="1.38685345649719" calcext:value-type="float">
            <text:p>1.3868534565</text:p>
          </table:table-cell>
          <table:table-cell office:value-type="float" office:value="1.41642880439758" calcext:value-type="float">
            <text:p>1.4164288044</text:p>
          </table:table-cell>
          <table:table-cell table:formula="of:=AVERAGE([.B28:.K28])" office:value-type="float" office:value="1.39287052154541" calcext:value-type="float">
            <text:p>1.3928705215</text:p>
          </table:table-cell>
          <table:table-cell table:formula="of:=STDEVP([.B28:.K28])" office:value-type="float" office:value="0.0322662536539265" calcext:value-type="float">
            <text:p>0.0322662537</text:p>
          </table:table-cell>
          <table:table-cell table:formula="of:=[.M28]*[.M28]" office:value-type="float" office:value="0.00104111112485953" calcext:value-type="float">
            <text:p>0.0010411111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4.05134701728821" calcext:value-type="float">
            <text:p>4.0513470173</text:p>
          </table:table-cell>
          <table:table-cell office:value-type="float" office:value="3.85275149345398" calcext:value-type="float">
            <text:p>3.8527514935</text:p>
          </table:table-cell>
          <table:table-cell office:value-type="float" office:value="3.77474522590637" calcext:value-type="float">
            <text:p>3.7747452259</text:p>
          </table:table-cell>
          <table:table-cell office:value-type="float" office:value="3.72654604911804" calcext:value-type="float">
            <text:p>3.7265460491</text:p>
          </table:table-cell>
          <table:table-cell office:value-type="float" office:value="3.73662853240967" calcext:value-type="float">
            <text:p>3.7366285324</text:p>
          </table:table-cell>
          <table:table-cell office:value-type="float" office:value="3.65015435218811" calcext:value-type="float">
            <text:p>3.6501543522</text:p>
          </table:table-cell>
          <table:table-cell office:value-type="float" office:value="3.82399797439575" calcext:value-type="float">
            <text:p>3.8239979744</text:p>
          </table:table-cell>
          <table:table-cell office:value-type="float" office:value="3.75544619560242" calcext:value-type="float">
            <text:p>3.7554461956</text:p>
          </table:table-cell>
          <table:table-cell office:value-type="float" office:value="3.75642871856689" calcext:value-type="float">
            <text:p>3.7564287186</text:p>
          </table:table-cell>
          <table:table-cell office:value-type="float" office:value="3.85556554794312" calcext:value-type="float">
            <text:p>3.8555655479</text:p>
          </table:table-cell>
          <table:table-cell table:formula="of:=AVERAGE([.B29:.K29])" office:value-type="float" office:value="3.79836111068726" calcext:value-type="float">
            <text:p>3.7983611107</text:p>
          </table:table-cell>
          <table:table-cell table:formula="of:=STDEVP([.B29:.K29])" office:value-type="float" office:value="0.102947103947734" calcext:value-type="float">
            <text:p>0.1029471039</text:p>
          </table:table-cell>
          <table:table-cell table:formula="of:=[.M29]*[.M29]" office:value-type="float" office:value="0.0105981062112255" calcext:value-type="float">
            <text:p>0.010598106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8.79438948631287" calcext:value-type="float">
            <text:p>8.7943894863</text:p>
          </table:table-cell>
          <table:table-cell office:value-type="float" office:value="8.25740313529968" calcext:value-type="float">
            <text:p>8.2574031353</text:p>
          </table:table-cell>
          <table:table-cell office:value-type="float" office:value="8.05240702629089" calcext:value-type="float">
            <text:p>8.0524070263</text:p>
          </table:table-cell>
          <table:table-cell office:value-type="float" office:value="7.98452615737915" calcext:value-type="float">
            <text:p>7.9845261574</text:p>
          </table:table-cell>
          <table:table-cell office:value-type="float" office:value="8.0188639163971" calcext:value-type="float">
            <text:p>8.0188639164</text:p>
          </table:table-cell>
          <table:table-cell office:value-type="float" office:value="7.77150964736939" calcext:value-type="float">
            <text:p>7.7715096474</text:p>
          </table:table-cell>
          <table:table-cell office:value-type="float" office:value="8.11813020706177" calcext:value-type="float">
            <text:p>8.1181302071</text:p>
          </table:table-cell>
          <table:table-cell office:value-type="float" office:value="7.98088312149048" calcext:value-type="float">
            <text:p>7.9808831215</text:p>
          </table:table-cell>
          <table:table-cell office:value-type="float" office:value="8.03659582138062" calcext:value-type="float">
            <text:p>8.0365958214</text:p>
          </table:table-cell>
          <table:table-cell office:value-type="float" office:value="8.15429425239563" calcext:value-type="float">
            <text:p>8.1542942524</text:p>
          </table:table-cell>
          <table:table-cell table:formula="of:=AVERAGE([.B30:.K30])" office:value-type="float" office:value="8.11690027713776" calcext:value-type="float">
            <text:p>8.1169002771</text:p>
          </table:table-cell>
          <table:table-cell table:formula="of:=STDEVP([.B30:.K30])" office:value-type="float" office:value="0.25606055498732" calcext:value-type="float">
            <text:p>0.256060555</text:p>
          </table:table-cell>
          <table:table-cell table:formula="of:=[.M30]*[.M30]" office:value-type="float" office:value="0.0655670078204144" calcext:value-type="float">
            <text:p>0.065567007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插入排序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572454929351807" calcext:value-type="float">
            <text:p>0.0572454929</text:p>
          </table:table-cell>
          <table:table-cell office:value-type="float" office:value="0.0500712394714356" calcext:value-type="float">
            <text:p>0.0500712395</text:p>
          </table:table-cell>
          <table:table-cell office:value-type="float" office:value="0.0499017238616943" calcext:value-type="float">
            <text:p>0.0499017239</text:p>
          </table:table-cell>
          <table:table-cell office:value-type="float" office:value="0.049468994140625" calcext:value-type="float">
            <text:p>0.0494689941</text:p>
          </table:table-cell>
          <table:table-cell office:value-type="float" office:value="0.0488994121551514" calcext:value-type="float">
            <text:p>0.0488994122</text:p>
          </table:table-cell>
          <table:table-cell office:value-type="float" office:value="0.0483312606811523" calcext:value-type="float">
            <text:p>0.0483312607</text:p>
          </table:table-cell>
          <table:table-cell office:value-type="float" office:value="0.0494434833526611" calcext:value-type="float">
            <text:p>0.0494434834</text:p>
          </table:table-cell>
          <table:table-cell office:value-type="float" office:value="0.0501003265380859" calcext:value-type="float">
            <text:p>0.0501003265</text:p>
          </table:table-cell>
          <table:table-cell office:value-type="float" office:value="0.0514128208160401" calcext:value-type="float">
            <text:p>0.0514128208</text:p>
          </table:table-cell>
          <table:table-cell office:value-type="float" office:value="0.0521092414855957" calcext:value-type="float">
            <text:p>0.0521092415</text:p>
          </table:table-cell>
          <table:table-cell table:formula="of:=AVERAGE([.B33:.K33])" office:value-type="float" office:value="0.0506983995437622" calcext:value-type="float">
            <text:p>0.0506983995</text:p>
          </table:table-cell>
          <table:table-cell table:formula="of:=STDEVP([.B33:.K33])" office:value-type="float" office:value="0.00242233301065567" calcext:value-type="float">
            <text:p>0.002422333</text:p>
          </table:table-cell>
          <table:table-cell table:formula="of:=[.M33]*[.M33]" office:value-type="float" office:value="0.00000586769721451218" calcext:value-type="float">
            <text:p>5.86769721451218E-0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.39255380630493" calcext:value-type="float">
            <text:p>5.3925538063</text:p>
          </table:table-cell>
          <table:table-cell office:value-type="float" office:value="5.00814843177795" calcext:value-type="float">
            <text:p>5.0081484318</text:p>
          </table:table-cell>
          <table:table-cell office:value-type="float" office:value="5.05313110351563" calcext:value-type="float">
            <text:p>5.0531311035</text:p>
          </table:table-cell>
          <table:table-cell office:value-type="float" office:value="4.97639274597168" calcext:value-type="float">
            <text:p>4.976392746</text:p>
          </table:table-cell>
          <table:table-cell office:value-type="float" office:value="4.91588497161865" calcext:value-type="float">
            <text:p>4.9158849716</text:p>
          </table:table-cell>
          <table:table-cell office:value-type="float" office:value="5.01796889305115" calcext:value-type="float">
            <text:p>5.0179688931</text:p>
          </table:table-cell>
          <table:table-cell office:value-type="float" office:value="4.98948097229004" calcext:value-type="float">
            <text:p>4.9894809723</text:p>
          </table:table-cell>
          <table:table-cell office:value-type="float" office:value="5.05099892616272" calcext:value-type="float">
            <text:p>5.0509989262</text:p>
          </table:table-cell>
          <table:table-cell office:value-type="float" office:value="4.81640243530273" calcext:value-type="float">
            <text:p>4.8164024353</text:p>
          </table:table-cell>
          <table:table-cell office:value-type="float" office:value="5.21342372894287" calcext:value-type="float">
            <text:p>5.2134237289</text:p>
          </table:table-cell>
          <table:table-cell table:formula="of:=AVERAGE([.B34:.K34])" office:value-type="float" office:value="5.04343860149384" calcext:value-type="float">
            <text:p>5.0434386015</text:p>
          </table:table-cell>
          <table:table-cell table:formula="of:=STDEVP([.B34:.K34])" office:value-type="float" office:value="0.151011091235217" calcext:value-type="float">
            <text:p>0.1510110912</text:p>
          </table:table-cell>
          <table:table-cell table:formula="of:=[.M34]*[.M34]" office:value-type="float" office:value="0.0228043496760512" calcext:value-type="float">
            <text:p>0.022804349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37.246212244034" calcext:value-type="float">
            <text:p>137.246212244</text:p>
          </table:table-cell>
          <table:table-cell office:value-type="float" office:value="141.782068252563" calcext:value-type="float">
            <text:p>141.7820682526</text:p>
          </table:table-cell>
          <table:table-cell office:value-type="float" office:value="139.502846240997" calcext:value-type="float">
            <text:p>139.502846241</text:p>
          </table:table-cell>
          <table:table-cell office:value-type="float" office:value="136.489617586136" calcext:value-type="float">
            <text:p>136.4896175861</text:p>
          </table:table-cell>
          <table:table-cell office:value-type="float" office:value="136.622725963593" calcext:value-type="float">
            <text:p>136.6227259636</text:p>
          </table:table-cell>
          <table:table-cell office:value-type="float" office:value="138.97118139267" calcext:value-type="float">
            <text:p>138.9711813927</text:p>
          </table:table-cell>
          <table:table-cell office:value-type="float" office:value="133.966001987457" calcext:value-type="float">
            <text:p>133.9660019875</text:p>
          </table:table-cell>
          <table:table-cell office:value-type="float" office:value="140.639985799789" calcext:value-type="float">
            <text:p>140.6399857998</text:p>
          </table:table-cell>
          <table:table-cell office:value-type="float" office:value="138.943074226379" calcext:value-type="float">
            <text:p>138.9430742264</text:p>
          </table:table-cell>
          <table:table-cell office:value-type="float" office:value="136.859574556351" calcext:value-type="float">
            <text:p>136.8595745564</text:p>
          </table:table-cell>
          <table:table-cell table:formula="of:=AVERAGE([.B35:.K35])" office:value-type="float" office:value="138.102328824997" calcext:value-type="float">
            <text:p>138.102328825</text:p>
          </table:table-cell>
          <table:table-cell table:formula="of:=STDEVP([.B35:.K35])" office:value-type="float" office:value="2.18128465520052" calcext:value-type="float">
            <text:p>2.1812846552</text:p>
          </table:table-cell>
          <table:table-cell table:formula="of:=[.M35]*[.M35]" office:value-type="float" office:value="4.75800274701325" calcext:value-type="float">
            <text:p>4.75800274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15.835563898087" calcext:value-type="float">
            <text:p>615.8355638981</text:p>
          </table:table-cell>
          <table:table-cell office:value-type="float" office:value="635.870599269867" calcext:value-type="float">
            <text:p>635.8705992699</text:p>
          </table:table-cell>
          <table:table-cell office:value-type="float" office:value="616.059466938286" calcext:value-type="float">
            <text:p>616.0594669383</text:p>
          </table:table-cell>
          <table:table-cell office:value-type="float" office:value="625.963874104036" calcext:value-type="float">
            <text:p>625.963874104</text:p>
          </table:table-cell>
          <table:table-cell office:value-type="float" office:value="633.046414360305" calcext:value-type="float">
            <text:p>633.0464143603</text:p>
          </table:table-cell>
          <table:table-cell office:value-type="float" office:value="675.522544078177" calcext:value-type="float">
            <text:p>675.5225440782</text:p>
          </table:table-cell>
          <table:table-cell office:value-type="float" office:value="605.428209296795" calcext:value-type="float">
            <text:p>605.4282092968</text:p>
          </table:table-cell>
          <table:table-cell office:value-type="float" office:value="632.539019249556" calcext:value-type="float">
            <text:p>632.5390192496</text:p>
          </table:table-cell>
          <table:table-cell office:value-type="float" office:value="690.67336129247" calcext:value-type="float">
            <text:p>690.6733612925</text:p>
          </table:table-cell>
          <table:table-cell office:value-type="float" office:value="626.838972751799" calcext:value-type="float">
            <text:p>626.8389727518</text:p>
          </table:table-cell>
          <table:table-cell table:formula="of:=AVERAGE([.B36:.K36])" office:value-type="float" office:value="635.777802523938" calcext:value-type="float">
            <text:p>635.7778025239</text:p>
          </table:table-cell>
          <table:table-cell table:formula="of:=STDEVP([.B36:.K36])" office:value-type="float" office:value="25.4851819314983" calcext:value-type="float">
            <text:p>25.4851819315</text:p>
          </table:table-cell>
          <table:table-cell table:formula="of:=[.M36]*[.M36]" office:value-type="float" office:value="649.494498081566" calcext:value-type="float">
            <text:p>649.494498081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888.10622811317" calcext:value-type="float">
            <text:p>2888.1062281132</text:p>
          </table:table-cell>
          <table:table-cell office:value-type="float" office:value="2784.61531066895" calcext:value-type="float">
            <text:p>2784.615310669</text:p>
          </table:table-cell>
          <table:table-cell office:value-type="float" office:value="2838.71290376973" calcext:value-type="float">
            <text:p>2838.7129037697</text:p>
          </table:table-cell>
          <table:table-cell office:value-type="float" office:value="2704.24125221633" calcext:value-type="float">
            <text:p>2704.2412522163</text:p>
          </table:table-cell>
          <table:table-cell table:number-columns-repeated="6"/>
          <table:table-cell table:formula="of:=AVERAGE([.B37:.K37])" office:value-type="float" office:value="2803.91892369205" calcext:value-type="float">
            <text:p>2803.9189236921</text:p>
          </table:table-cell>
          <table:table-cell table:formula="of:=STDEVP([.B37:.K37])" office:value-type="float" office:value="68.2026226436854" calcext:value-type="float">
            <text:p>68.2026226437</text:p>
          </table:table-cell>
          <table:table-cell table:formula="of:=[.M37]*[.M37]" office:value-type="float" office:value="4651.59773547695" calcext:value-type="float">
            <text:p>4651.597735477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7552.8730666637" calcext:value-type="float">
            <text:p>17552.8730666637</text:p>
          </table:table-cell>
          <table:table-cell table:number-columns-repeated="9"/>
          <table:table-cell table:formula="of:=AVERAGE([.B38:.K38])" office:value-type="float" office:value="17552.8730666637" calcext:value-type="float">
            <text:p>17552.8730666637</text:p>
          </table:table-cell>
          <table:table-cell table:formula="of:=STDEVP([.B38:.K38])" office:value-type="float" office:value="0" calcext:value-type="float">
            <text:p>0</text:p>
          </table:table-cell>
          <table:table-cell table:formula="of:=[.M38]*[.M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快速排序</text:p>
          </table:table-cell>
          <table:table-cell office:value-type="string" calcext:value-type="string">
            <text:p>堆排序</text:p>
          </table:table-cell>
          <table:table-cell office:value-type="string" calcext:value-type="string">
            <text:p>归并排序</text:p>
          </table:table-cell>
          <table:table-cell office:value-type="string" calcext:value-type="string">
            <text:p>插入排序</text:p>
          </table:table-cell>
          <table:table-cell table:number-columns-repeated="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246751308441162" calcext:value-type="float">
            <text:p>0.0024675131</text:p>
          </table:table-cell>
          <table:table-cell office:value-type="float" office:value="0.00279345512390137" calcext:value-type="float">
            <text:p>0.0027934551</text:p>
          </table:table-cell>
          <table:table-cell office:value-type="float" office:value="0.00389111042022705" calcext:value-type="float">
            <text:p>0.0038911104</text:p>
          </table:table-cell>
          <table:table-cell office:value-type="float" office:value="0.0506983995437622" calcext:value-type="float">
            <text:p>0.0506983995</text:p>
          </table:table-cell>
          <table:table-cell table:number-columns-repeated="9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349112510681152" calcext:value-type="float">
            <text:p>0.0349112511</text:p>
          </table:table-cell>
          <table:table-cell office:value-type="float" office:value="0.0404433727264404" calcext:value-type="float">
            <text:p>0.0404433727</text:p>
          </table:table-cell>
          <table:table-cell office:value-type="float" office:value="0.0526792764663696" calcext:value-type="float">
            <text:p>0.0526792765</text:p>
          </table:table-cell>
          <table:table-cell office:value-type="float" office:value="5.04343860149384" calcext:value-type="float">
            <text:p>5.0434386015</text:p>
          </table:table-cell>
          <table:table-cell table:number-columns-repeated="9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19792332649231" calcext:value-type="float">
            <text:p>0.1979233265</text:p>
          </table:table-cell>
          <table:table-cell office:value-type="float" office:value="0.254529023170471" calcext:value-type="float">
            <text:p>0.2545290232</text:p>
          </table:table-cell>
          <table:table-cell office:value-type="float" office:value="0.301358008384705" calcext:value-type="float">
            <text:p>0.3013580084</text:p>
          </table:table-cell>
          <table:table-cell office:value-type="float" office:value="138.102328824997" calcext:value-type="float">
            <text:p>138.102328825</text:p>
          </table:table-cell>
          <table:table-cell table:number-columns-repeated="9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426886081695557" calcext:value-type="float">
            <text:p>0.4268860817</text:p>
          </table:table-cell>
          <table:table-cell office:value-type="float" office:value="0.579367852210998" calcext:value-type="float">
            <text:p>0.5793678522</text:p>
          </table:table-cell>
          <table:table-cell office:value-type="float" office:value="0.647895646095276" calcext:value-type="float">
            <text:p>0.6478956461</text:p>
          </table:table-cell>
          <table:table-cell office:value-type="float" office:value="635.777802523938" calcext:value-type="float">
            <text:p>635.7778025239</text:p>
          </table:table-cell>
          <table:table-cell table:number-columns-repeated="9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92682192325592" calcext:value-type="float">
            <text:p>0.9268219233</text:p>
          </table:table-cell>
          <table:table-cell office:value-type="float" office:value="1.29014019966126" calcext:value-type="float">
            <text:p>1.2901401997</text:p>
          </table:table-cell>
          <table:table-cell office:value-type="float" office:value="1.39287052154541" calcext:value-type="float">
            <text:p>1.3928705215</text:p>
          </table:table-cell>
          <table:table-cell office:value-type="float" office:value="2803.91892369205" calcext:value-type="float">
            <text:p>2803.9189236921</text:p>
          </table:table-cell>
          <table:table-cell table:number-columns-repeated="9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.58867678642273" calcext:value-type="float">
            <text:p>2.5886767864</text:p>
          </table:table-cell>
          <table:table-cell office:value-type="float" office:value="3.70009245872498" calcext:value-type="float">
            <text:p>3.7000924587</text:p>
          </table:table-cell>
          <table:table-cell office:value-type="float" office:value="3.79836111068726" calcext:value-type="float">
            <text:p>3.7983611107</text:p>
          </table:table-cell>
          <table:table-cell office:value-type="float" office:value="17552.8730666637" calcext:value-type="float">
            <text:p>17552.8730666637</text:p>
          </table:table-cell>
          <table:table-cell table:number-columns-repeated="9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5.67956502437592" calcext:value-type="float">
            <text:p>5.6795650244</text:p>
          </table:table-cell>
          <table:table-cell office:value-type="float" office:value="8.16018259525299" calcext:value-type="float">
            <text:p>8.1601825953</text:p>
          </table:table-cell>
          <table:table-cell office:value-type="float" office:value="8.11690027713776" calcext:value-type="float">
            <text:p>8.1169002771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formula="of:=LOG([.A43])" office:value-type="float" office:value="3" calcext:value-type="float">
            <text:p>3</text:p>
          </table:table-cell>
          <table:table-cell office:value-type="float" office:value="0.00246751308441162" calcext:value-type="float">
            <text:p>0.0024675131</text:p>
          </table:table-cell>
          <table:table-cell office:value-type="float" office:value="0.00279345512390137" calcext:value-type="float">
            <text:p>0.0027934551</text:p>
          </table:table-cell>
          <table:table-cell office:value-type="float" office:value="0.00389111042022705" calcext:value-type="float">
            <text:p>0.0038911104</text:p>
          </table:table-cell>
          <table:table-cell office:value-type="float" office:value="0.0506983995437622" calcext:value-type="float">
            <text:p>0.0506983995</text:p>
          </table:table-cell>
          <table:table-cell table:number-columns-repeated="9"/>
        </table:table-row>
        <table:table-row table:style-name="ro1">
          <table:table-cell table:formula="of:=LOG([.A44])" office:value-type="float" office:value="4" calcext:value-type="float">
            <text:p>4</text:p>
          </table:table-cell>
          <table:table-cell office:value-type="float" office:value="0.0349112510681152" calcext:value-type="float">
            <text:p>0.0349112511</text:p>
          </table:table-cell>
          <table:table-cell office:value-type="float" office:value="0.0404433727264404" calcext:value-type="float">
            <text:p>0.0404433727</text:p>
          </table:table-cell>
          <table:table-cell office:value-type="float" office:value="0.0526792764663696" calcext:value-type="float">
            <text:p>0.0526792765</text:p>
          </table:table-cell>
          <table:table-cell office:value-type="float" office:value="5.04343860149384" calcext:value-type="float">
            <text:p>5.0434386015</text:p>
          </table:table-cell>
          <table:table-cell table:number-columns-repeated="9"/>
        </table:table-row>
        <table:table-row table:style-name="ro1">
          <table:table-cell table:formula="of:=LOG([.A45])" office:value-type="float" office:value="4.69897000433602" calcext:value-type="float">
            <text:p>4.6989700043</text:p>
          </table:table-cell>
          <table:table-cell office:value-type="float" office:value="0.19792332649231" calcext:value-type="float">
            <text:p>0.1979233265</text:p>
          </table:table-cell>
          <table:table-cell office:value-type="float" office:value="0.254529023170471" calcext:value-type="float">
            <text:p>0.2545290232</text:p>
          </table:table-cell>
          <table:table-cell office:value-type="float" office:value="0.301358008384705" calcext:value-type="float">
            <text:p>0.3013580084</text:p>
          </table:table-cell>
          <table:table-cell office:value-type="float" office:value="138.102328824997" calcext:value-type="float">
            <text:p>138.102328825</text:p>
          </table:table-cell>
          <table:table-cell table:number-columns-repeated="9"/>
        </table:table-row>
        <table:table-row table:style-name="ro1">
          <table:table-cell table:formula="of:=LOG([.A46])" office:value-type="float" office:value="5" calcext:value-type="float">
            <text:p>5</text:p>
          </table:table-cell>
          <table:table-cell office:value-type="float" office:value="0.426886081695557" calcext:value-type="float">
            <text:p>0.4268860817</text:p>
          </table:table-cell>
          <table:table-cell office:value-type="float" office:value="0.579367852210998" calcext:value-type="float">
            <text:p>0.5793678522</text:p>
          </table:table-cell>
          <table:table-cell office:value-type="float" office:value="0.647895646095276" calcext:value-type="float">
            <text:p>0.6478956461</text:p>
          </table:table-cell>
          <table:table-cell office:value-type="float" office:value="635.777802523938" calcext:value-type="float">
            <text:p>635.7778025239</text:p>
          </table:table-cell>
          <table:table-cell table:number-columns-repeated="9"/>
        </table:table-row>
        <table:table-row table:style-name="ro1">
          <table:table-cell table:formula="of:=LOG([.A47])" office:value-type="float" office:value="5.30102999566398" calcext:value-type="float">
            <text:p>5.3010299957</text:p>
          </table:table-cell>
          <table:table-cell office:value-type="float" office:value="0.92682192325592" calcext:value-type="float">
            <text:p>0.9268219233</text:p>
          </table:table-cell>
          <table:table-cell office:value-type="float" office:value="1.29014019966126" calcext:value-type="float">
            <text:p>1.2901401997</text:p>
          </table:table-cell>
          <table:table-cell office:value-type="float" office:value="1.39287052154541" calcext:value-type="float">
            <text:p>1.3928705215</text:p>
          </table:table-cell>
          <table:table-cell office:value-type="float" office:value="2803.91892369205" calcext:value-type="float">
            <text:p>2803.9189236921</text:p>
          </table:table-cell>
          <table:table-cell table:number-columns-repeated="9"/>
        </table:table-row>
        <table:table-row table:style-name="ro1">
          <table:table-cell table:formula="of:=LOG([.A48])" office:value-type="float" office:value="5.69897000433602" calcext:value-type="float">
            <text:p>5.6989700043</text:p>
          </table:table-cell>
          <table:table-cell office:value-type="float" office:value="2.58867678642273" calcext:value-type="float">
            <text:p>2.5886767864</text:p>
          </table:table-cell>
          <table:table-cell office:value-type="float" office:value="3.70009245872498" calcext:value-type="float">
            <text:p>3.7000924587</text:p>
          </table:table-cell>
          <table:table-cell office:value-type="float" office:value="3.79836111068726" calcext:value-type="float">
            <text:p>3.7983611107</text:p>
          </table:table-cell>
          <table:table-cell office:value-type="float" office:value="17552.8730666637" calcext:value-type="float">
            <text:p>17552.8730666637</text:p>
          </table:table-cell>
          <table:table-cell table:number-columns-repeated="9"/>
        </table:table-row>
        <table:table-row table:style-name="ro1">
          <table:table-cell table:formula="of:=LOG([.A49])" office:value-type="float" office:value="6" calcext:value-type="float">
            <text:p>6</text:p>
          </table:table-cell>
          <table:table-cell office:value-type="float" office:value="5.67956502437592" calcext:value-type="float">
            <text:p>5.6795650244</text:p>
          </table:table-cell>
          <table:table-cell office:value-type="float" office:value="8.16018259525299" calcext:value-type="float">
            <text:p>8.1601825953</text:p>
          </table:table-cell>
          <table:table-cell office:value-type="float" office:value="8.11690027713776" calcext:value-type="float">
            <text:p>8.116900277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8:45:52.711244673</meta:creation-date>
    <dc:date>2019-04-12T22:20:43.710137262</dc:date>
    <meta:editing-duration>PT5M50S</meta:editing-duration>
    <meta:editing-cycles>3</meta:editing-cycles>
    <meta:generator>LibreOffice/5.1.6.2$Linux_X86_64 LibreOffice_project/10m0$Build-2</meta:generator>
    <meta:document-statistic meta:table-count="1" meta:cell-count="4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line" chart:style-name="ch1">
        <chart:legend chart:legend-position="end" svg:x="13.273cm" svg:y="3.138cm" style:legend-expansion="high" chart:style-name="ch2"/>
        <chart:plot-area chart:style-name="ch3" table:cell-range-address="Sheet1.A42:Sheet1.E49" chart:data-source-has-labels="both" svg:x="1.436cm" svg:y="0.18cm" svg:width="11.518cm" svg:height="7.558cm">
          <chartooo:coordinate-region svg:x="2.428cm" svg:y="0.379cm" svg:width="9.691cm" svg:height="6.712cm"/>
          <chart:axis chart:dimension="x" chart:name="primary-x" chart:style-name="ch4" chartooo:axis-type="auto">
            <chartooo:date-scale/>
            <chart:title svg:x="6.661cm" svg:y="7.918cm" chart:style-name="ch5">
              <text:p>数据量</text:p>
            </chart:title>
            <chart:categories table:cell-range-address="Sheet1.A42:Sheet1.A49"/>
          </chart:axis>
          <chart:axis chart:dimension="y" chart:name="primary-y" chart:style-name="ch4">
            <chart:title svg:x="0.451cm" svg:y="4.334cm" chart:style-name="ch6">
              <text:p>时间</text:p>
            </chart:title>
            <chart:grid chart:style-name="ch7" chart:class="major"/>
          </chart:axis>
          <chart:series chart:style-name="ch8" chart:values-cell-range-address="Sheet1.B42:Sheet1.B49" loext:label-string="快速排序" chart:class="chart:line">
            <chart:data-point chart:repeated="8"/>
          </chart:series>
          <chart:series chart:style-name="ch9" chart:values-cell-range-address="Sheet1.C42:Sheet1.C49" loext:label-string="堆排序" chart:class="chart:line">
            <chart:data-point chart:repeated="8"/>
          </chart:series>
          <chart:series chart:style-name="ch10" chart:values-cell-range-address="Sheet1.D42:Sheet1.D49" loext:label-string="归并排序" chart:class="chart:line">
            <chart:data-point chart:repeated="8"/>
          </chart:series>
          <chart:series chart:style-name="ch11" chart:values-cell-range-address="Sheet1.E42:Sheet1.E49" loext:label-string="插入排序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快速排序</text:p>
              </table:table-cell>
              <table:table-cell office:value-type="string">
                <text:p>堆排序</text:p>
              </table:table-cell>
              <table:table-cell office:value-type="string">
                <text:p>归并排序</text:p>
              </table:table-cell>
              <table:table-cell office:value-type="string">
                <text:p>插入排序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42:Sheet1.A49</svg:desc>
                </draw:g>
              </table:table-cell>
              <table:table-cell office:value-type="float" office:value="NaN">
                <text:p>NaN</text:p>
                <draw:g>
                  <svg:desc>Sheet1.B42:Sheet1.B49</svg:desc>
                </draw:g>
              </table:table-cell>
              <table:table-cell office:value-type="float" office:value="NaN">
                <text:p>NaN</text:p>
                <draw:g>
                  <svg:desc>Sheet1.C42:Sheet1.C49</svg:desc>
                </draw:g>
              </table:table-cell>
              <table:table-cell office:value-type="float" office:value="NaN">
                <text:p>NaN</text:p>
                <draw:g>
                  <svg:desc>Sheet1.D42:Sheet1.D49</svg:desc>
                </draw:g>
              </table:table-cell>
              <table:table-cell office:value-type="float" office:value="NaN">
                <text:p>NaN</text:p>
                <draw:g>
                  <svg:desc>Sheet1.E42:Sheet1.E4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246751308441162">
                <text:p>0.00246751308441162</text:p>
              </table:table-cell>
              <table:table-cell office:value-type="float" office:value="0.00279345512390137">
                <text:p>0.00279345512390137</text:p>
              </table:table-cell>
              <table:table-cell office:value-type="float" office:value="0.00389111042022705">
                <text:p>0.00389111042022705</text:p>
              </table:table-cell>
              <table:table-cell office:value-type="float" office:value="0.0506983995437622">
                <text:p>0.050698399543762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349112510681152">
                <text:p>0.0349112510681152</text:p>
              </table:table-cell>
              <table:table-cell office:value-type="float" office:value="0.0404433727264404">
                <text:p>0.0404433727264404</text:p>
              </table:table-cell>
              <table:table-cell office:value-type="float" office:value="0.0526792764663696">
                <text:p>0.0526792764663696</text:p>
              </table:table-cell>
              <table:table-cell office:value-type="float" office:value="5.04343860149384">
                <text:p>5.0434386014938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19792332649231">
                <text:p>0.19792332649231</text:p>
              </table:table-cell>
              <table:table-cell office:value-type="float" office:value="0.254529023170471">
                <text:p>0.254529023170471</text:p>
              </table:table-cell>
              <table:table-cell office:value-type="float" office:value="0.301358008384705">
                <text:p>0.301358008384705</text:p>
              </table:table-cell>
              <table:table-cell office:value-type="float" office:value="138.102328824997">
                <text:p>138.10232882499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426886081695557">
                <text:p>0.426886081695557</text:p>
              </table:table-cell>
              <table:table-cell office:value-type="float" office:value="0.579367852210998">
                <text:p>0.579367852210998</text:p>
              </table:table-cell>
              <table:table-cell office:value-type="float" office:value="0.647895646095276">
                <text:p>0.647895646095276</text:p>
              </table:table-cell>
              <table:table-cell office:value-type="float" office:value="635.777802523938">
                <text:p>635.777802523938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92682192325592">
                <text:p>0.92682192325592</text:p>
              </table:table-cell>
              <table:table-cell office:value-type="float" office:value="1.29014019966126">
                <text:p>1.29014019966126</text:p>
              </table:table-cell>
              <table:table-cell office:value-type="float" office:value="1.39287052154541">
                <text:p>1.39287052154541</text:p>
              </table:table-cell>
              <table:table-cell office:value-type="float" office:value="2803.91892369205">
                <text:p>2803.91892369205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2.58867678642273">
                <text:p>2.58867678642273</text:p>
              </table:table-cell>
              <table:table-cell office:value-type="float" office:value="3.70009245872498">
                <text:p>3.70009245872498</text:p>
              </table:table-cell>
              <table:table-cell office:value-type="float" office:value="3.79836111068726">
                <text:p>3.79836111068726</text:p>
              </table:table-cell>
              <table:table-cell office:value-type="float" office:value="17552.8730666637">
                <text:p>17552.873066663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5.67956502437592">
                <text:p>5.67956502437592</text:p>
              </table:table-cell>
              <table:table-cell office:value-type="float" office:value="8.16018259525299">
                <text:p>8.16018259525299</text:p>
              </table:table-cell>
              <table:table-cell office:value-type="float" office:value="8.11690027713776">
                <text:p>8.1169002771377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464cm" style:legend-expansion="high" chart:style-name="ch2"/>
        <chart:plot-area chart:style-name="ch3" table:cell-range-address="Sheet1.A43:Sheet1.D49" chart:data-source-has-labels="both" svg:x="1.331cm" svg:y="0.18cm" svg:width="11.629cm" svg:height="7.659cm">
          <chartooo:coordinate-region svg:x="1.767cm" svg:y="0.379cm" svg:width="10.543cm" svg:height="6.813cm"/>
          <chart:axis chart:dimension="x" chart:name="primary-x" chart:style-name="ch4" chartooo:axis-type="auto">
            <chartooo:date-scale/>
            <chart:title svg:x="6.995cm" svg:y="8.019cm" chart:style-name="ch5">
              <text:p>n</text:p>
            </chart:title>
            <chart:categories table:cell-range-address="Sheet1.A43:Sheet1.A49"/>
          </chart:axis>
          <chart:axis chart:dimension="y" chart:name="primary-y" chart:style-name="ch4">
            <chart:title svg:x="0.451cm" svg:y="4.106cm" chart:style-name="ch6">
              <text:p>t</text:p>
            </chart:title>
            <chart:grid chart:style-name="ch7" chart:class="major"/>
          </chart:axis>
          <chart:series chart:style-name="ch8" chart:values-cell-range-address="Sheet1.B43:Sheet1.B49" loext:label-string="快速排序" chart:class="chart:line">
            <chart:data-point chart:repeated="7"/>
          </chart:series>
          <chart:series chart:style-name="ch9" chart:values-cell-range-address="Sheet1.C43:Sheet1.C49" loext:label-string="堆排序" chart:class="chart:line">
            <chart:data-point chart:repeated="7"/>
          </chart:series>
          <chart:series chart:style-name="ch10" chart:values-cell-range-address="Sheet1.D43:Sheet1.D49" loext:label-string="归并排序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快速排序</text:p>
              </table:table-cell>
              <table:table-cell office:value-type="string">
                <text:p>堆排序</text:p>
              </table:table-cell>
              <table:table-cell office:value-type="string">
                <text:p>归并排序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43:Sheet1.A49</svg:desc>
                </draw:g>
              </table:table-cell>
              <table:table-cell office:value-type="float" office:value="0.00246751308441162">
                <text:p>0.00246751308441162</text:p>
                <draw:g>
                  <svg:desc>Sheet1.B43:Sheet1.B49</svg:desc>
                </draw:g>
              </table:table-cell>
              <table:table-cell office:value-type="float" office:value="0.00279345512390137">
                <text:p>0.00279345512390137</text:p>
                <draw:g>
                  <svg:desc>Sheet1.C43:Sheet1.C49</svg:desc>
                </draw:g>
              </table:table-cell>
              <table:table-cell office:value-type="float" office:value="0.00389111042022705">
                <text:p>0.00389111042022705</text:p>
                <draw:g>
                  <svg:desc>Sheet1.D43:Sheet1.D49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349112510681152">
                <text:p>0.0349112510681152</text:p>
              </table:table-cell>
              <table:table-cell office:value-type="float" office:value="0.0404433727264404">
                <text:p>0.0404433727264404</text:p>
              </table:table-cell>
              <table:table-cell office:value-type="float" office:value="0.0526792764663696">
                <text:p>0.052679276466369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19792332649231">
                <text:p>0.19792332649231</text:p>
              </table:table-cell>
              <table:table-cell office:value-type="float" office:value="0.254529023170471">
                <text:p>0.254529023170471</text:p>
              </table:table-cell>
              <table:table-cell office:value-type="float" office:value="0.301358008384705">
                <text:p>0.30135800838470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426886081695557">
                <text:p>0.426886081695557</text:p>
              </table:table-cell>
              <table:table-cell office:value-type="float" office:value="0.579367852210998">
                <text:p>0.579367852210998</text:p>
              </table:table-cell>
              <table:table-cell office:value-type="float" office:value="0.647895646095276">
                <text:p>0.647895646095276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92682192325592">
                <text:p>0.92682192325592</text:p>
              </table:table-cell>
              <table:table-cell office:value-type="float" office:value="1.29014019966126">
                <text:p>1.29014019966126</text:p>
              </table:table-cell>
              <table:table-cell office:value-type="float" office:value="1.39287052154541">
                <text:p>1.39287052154541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2.58867678642273">
                <text:p>2.58867678642273</text:p>
              </table:table-cell>
              <table:table-cell office:value-type="float" office:value="3.70009245872498">
                <text:p>3.70009245872498</text:p>
              </table:table-cell>
              <table:table-cell office:value-type="float" office:value="3.79836111068726">
                <text:p>3.7983611106872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5.67956502437592">
                <text:p>5.67956502437592</text:p>
              </table:table-cell>
              <table:table-cell office:value-type="float" office:value="8.16018259525299">
                <text:p>8.16018259525299</text:p>
              </table:table-cell>
              <table:table-cell office:value-type="float" office:value="8.11690027713776">
                <text:p>8.116900277137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